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Impl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Nod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deImpl.setReadOnly( boolean hide , boolean 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get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NodeImpl( String prefix , String localpart , String rawname , String uri , short nod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Impl.getNod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get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